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style:language-asian="ja" style:country-asian="JP"/>
    </style:style>
    <style:style style:name="P3" style:family="paragraph" style:parent-style-name="Standard">
      <style:text-properties style:language-asian="ja" style:country-asian="JP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: <text:s text:c="46"/></text:p>
      <text:p text:style-name="P1"/>
      <text:p text:style-name="P1">How about your yesterday's commitm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 is your today's commitm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 is problem to realize your commitm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DO List (You should to do now):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Date: <text:s text:c="46"/></text:p>
      <text:p text:style-name="P1"/>
      <text:p text:style-name="P1">How about my yesterday's commitm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 today's commitment is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 is problem to realize my commitm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DO List (You should to do now)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ate: <text:s text:c="46"/></text:p>
      <text:p text:style-name="P1"/>
      <text:p text:style-name="P1">How about your yesterday's commitm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 is your today's commitm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 is problem to realize your commitm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DO List (You should to do now)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11:17:27.59</meta:creation-date>
    <meta:print-date>2012-05-08T11:22:57.24</meta:print-date>
    <dc:date>2013-06-05T17:22:36.07</dc:date>
    <meta:editing-duration>PT1H17M3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74" meta:character-count="585"/>
  </office:meta>
</office:document-meta>
</file>